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ValueChecker.evalu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fileValueChecker.ProfileValueChecker( Statement next , Class &lt; ? &gt; testClass , @ Nullable Method tes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